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ef309" officeooo:paragraph-rsid="000ef3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ef309" officeooo:paragraph-rsid="000ef30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ita’s Course in a Book® for Passing the Project Management Professional Exam. Ninth Edi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0:33:26.029928364</meta:creation-date>
    <meta:generator>LibreOffice/5.1.6.2$Linux_X86_64 LibreOffice_project/10m0$Build-2</meta:generator>
    <dc:date>2019-05-12T07:55:46.495018494</dc:date>
    <meta:editing-duration>PT2M48S</meta:editing-duration>
    <meta:editing-cycles>1</meta:editing-cycles>
    <meta:document-statistic meta:table-count="0" meta:image-count="0" meta:object-count="0" meta:page-count="1" meta:paragraph-count="1" meta:word-count="14" meta:character-count="92" meta:non-whitespace-character-count="79"/>
  </office:meta>
</office:document-meta>
</file>